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791cm" fo:min-width="8.85cm"/>
    </style:style>
    <style:style style:name="gr2" style:family="graphic" style:parent-style-name="standard">
      <style:graphic-properties draw:stroke="none" svg:stroke-color="#000000" draw:fill="none" draw:fill-color="#ffffff" fo:min-height="2.259cm"/>
    </style:style>
    <style:style style:name="gr3" style:family="graphic" style:parent-style-name="objectwithoutfill">
      <style:graphic-properties draw:marker-end="Half_20_Arrow_20_Left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79cm" fo:min-width="1.415cm"/>
    </style:style>
    <style:style style:name="gr5" style:family="graphic" style:parent-style-name="standard">
      <style:graphic-properties draw:stroke="none" svg:stroke-color="#000000" draw:fill="none" draw:fill-color="#ffffff" fo:min-height="2.877cm"/>
    </style:style>
    <style:style style:name="gr6" style:family="graphic" style:parent-style-name="standard">
      <style:graphic-properties draw:stroke="none" svg:stroke-color="#000000" draw:fill="none" draw:fill-color="#ffffff" fo:min-height="2.258cm"/>
    </style:style>
    <style:style style:name="gr7" style:family="graphic" style:parent-style-name="objectwithoutfill">
      <style:graphic-properties draw:marker-end="Arrow_20_concave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Ubuntu"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none" draw:fill-color="#ffffff"/>
      <style:text-properties style:font-name="Ubuntu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font-name="Ubuntu" fo:font-size="14pt" fo:font-style="italic" style:font-size-asian="14pt" style:font-style-asian="italic" style:font-size-complex="14pt" style:font-style-complex="italic"/>
    </style:style>
    <style:style style:name="P7" style:family="paragraph">
      <style:text-properties style:font-name="Ubuntu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style:font-name="Ubuntu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style:font-name="Ubuntu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35cm" svg:height="7.041cm" svg:x="1cm" svg:y="1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937cm" svg:height="2.509cm" svg:x="10.463cm" svg:y="1.521cm">
          <draw:text-box>
            <text:p text:style-name="P2"><text:span text:style-name="T1">Espacio </text:span></text:p>
            <text:p text:style-name="P2"><text:span text:style-name="T1">muestral S</text:span></text:p>
          </draw:text-box>
        </draw:frame>
        <draw:line draw:style-name="gr3" draw:text-style-name="P4" draw:layer="layout" svg:x1="11.693cm" svg:y1="2.78cm" svg:x2="10.463cm" svg:y2="4.084cm">
          <text:p/>
        </draw:line>
        <draw:custom-shape draw:style-name="gr4" draw:text-style-name="P6" draw:layer="layout" svg:width="2.707cm" svg:height="2.869cm" svg:x="2.722cm" svg:y="3.437cm">
          <text:p text:style-name="P5"><text:span text:style-name="T2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8" draw:layer="layout" svg:width="2.461cm" svg:height="3.127cm" svg:x="7.151cm" svg:y="3.7cm">
          <draw:text-box>
            <text:p text:style-name="P7"><text:span text:style-name="T2">A</text:span><text:span text:style-name="T3">c</text:span></text:p>
          </draw:text-box>
        </draw:frame>
        <draw:frame draw:style-name="gr6" draw:text-style-name="P3" draw:layer="layout" svg:width="5.905cm" svg:height="2.508cm" svg:x="5.695cm" svg:y="9.092cm">
          <draw:text-box>
            <text:p text:style-name="P2"><text:span text:style-name="T1">Complemento de A</text:span></text:p>
          </draw:text-box>
        </draw:frame>
        <draw:line draw:style-name="gr7" draw:text-style-name="P4" draw:layer="layout" svg:x1="7.9cm" svg:y1="9.2cm" svg:x2="8.975cm" svg:y2="6.7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8T08:13:20.716852798</meta:creation-date>
    <dc:date>2019-09-28T09:08:00.349280629</dc:date>
    <meta:editing-duration>PT43M38S</meta:editing-duration>
    <meta:editing-cycles>2</meta:editing-cycles>
    <meta:generator>LibreOffice/6.3.0.4$Linux_X86_64 LibreOffice_project/30$Build-4</meta:generator>
    <meta:document-statistic meta:object-count="7"/>
  </office:meta>
</office:document-meta>
</file>